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9984in" svg:height="4.9465in" svg:x="6.3413in" svg:y="0.2508in">
            <draw:object draw:notify-on-update-of-ranges="Sheet1.A2:Sheet1.A2 Sheet1.A3:Sheet1.A8 Sheet1.B2:Sheet1.B2 Sheet1.B3:Sheet1.B8 Sheet1.C2:Sheet1.C2 Sheet1.C3:Sheet1.C8 Sheet1.D2:Sheet1.D2 Sheet1.D3:Sheet1.D8 Sheet1.E2:Sheet1.E2 Sheet1.E3:Sheet1.E8 Sheet1.F2:Sheet1.F2 Sheet1.F3:Sheet1.F8 Sheet1.G2:Sheet1.G2 Sheet1.G3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622in" svg:height="5.3961in" svg:x="0.1516in" svg:y="8.9307in">
            <draw:object draw:notify-on-update-of-ranges="Sheet1.A20:Sheet1.A20 Sheet1.A21:Sheet1.A26 Sheet1.B20:Sheet1.B20 Sheet1.B21:Sheet1.B26 Sheet1.C20:Sheet1.C20 Sheet1.C21:Sheet1.C26 Sheet1.D20:Sheet1.D20 Sheet1.D21:Sheet1.D26 Sheet1.E20:Sheet1.E20 Sheet1.E21:Sheet1.E26 Sheet1.F20:Sheet1.F20 Sheet1.F21:Sheet1.F26 Sheet1.G20:Sheet1.G20 Sheet1.G21:Sheet1.G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9835in" svg:height="4.9287in" svg:x="6.3307in" svg:y="8.8685in">
            <draw:object draw:notify-on-update-of-ranges="Sheet1.A29:Sheet1.A29 Sheet1.A30:Sheet1.A35 Sheet1.B29:Sheet1.B29 Sheet1.B30:Sheet1.B35 Sheet1.C29:Sheet1.C29 Sheet1.C30:Sheet1.C35 Sheet1.D29:Sheet1.D29 Sheet1.D30:Sheet1.D35 Sheet1.E29:Sheet1.E29 Sheet1.E30:Sheet1.E35 Sheet1.F29:Sheet1.F29 Sheet1.F30:Sheet1.F35 Sheet1.G29:Sheet1.G29 Sheet1.G30:Sheet1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ce2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18221" calcext:value-type="float">
            <text:p>0.018221</text:p>
          </table:table-cell>
          <table:table-cell office:value-type="float" office:value="0.117047" calcext:value-type="float">
            <text:p>0.117047</text:p>
          </table:table-cell>
          <table:table-cell office:value-type="float" office:value="0.808084" calcext:value-type="float">
            <text:p>0.808084</text:p>
          </table:table-cell>
          <table:table-cell office:value-type="float" office:value="6.726742" calcext:value-type="float">
            <text:p>6.726742</text:p>
          </table:table-cell>
          <table:table-cell office:value-type="float" office:value="65.822663" calcext:value-type="float">
            <text:p>65.822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945" calcext:value-type="float">
            <text:p>0.00945</text:p>
          </table:table-cell>
          <table:table-cell office:value-type="float" office:value="0.070003" calcext:value-type="float">
            <text:p>0.070003</text:p>
          </table:table-cell>
          <table:table-cell office:value-type="float" office:value="0.419774" calcext:value-type="float">
            <text:p>0.419774</text:p>
          </table:table-cell>
          <table:table-cell office:value-type="float" office:value="3.432353" calcext:value-type="float">
            <text:p>3.432353</text:p>
          </table:table-cell>
          <table:table-cell office:value-type="float" office:value="33.007708" calcext:value-type="float">
            <text:p>33.007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4772" calcext:value-type="float">
            <text:p>0.004772</text:p>
          </table:table-cell>
          <table:table-cell office:value-type="float" office:value="0.041918" calcext:value-type="float">
            <text:p>0.041918</text:p>
          </table:table-cell>
          <table:table-cell office:value-type="float" office:value="0.231885" calcext:value-type="float">
            <text:p>0.231885</text:p>
          </table:table-cell>
          <table:table-cell office:value-type="float" office:value="1.809255" calcext:value-type="float">
            <text:p>1.809255</text:p>
          </table:table-cell>
          <table:table-cell office:value-type="float" office:value="16.577468" calcext:value-type="float">
            <text:p>16.577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20429" calcext:value-type="float">
            <text:p>0.020429</text:p>
          </table:table-cell>
          <table:table-cell office:value-type="float" office:value="0.141654" calcext:value-type="float">
            <text:p>0.141654</text:p>
          </table:table-cell>
          <table:table-cell office:value-type="float" office:value="0.969655" calcext:value-type="float">
            <text:p>0.969655</text:p>
          </table:table-cell>
          <table:table-cell office:value-type="float" office:value="8.419022" calcext:value-type="float">
            <text:p>8.4190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0.080468" calcext:value-type="float">
            <text:p>0.080468</text:p>
          </table:table-cell>
          <table:table-cell office:value-type="float" office:value="0.509331" calcext:value-type="float">
            <text:p>0.509331</text:p>
          </table:table-cell>
          <table:table-cell office:value-type="float" office:value="4.262832" calcext:value-type="float">
            <text:p>4.2628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8242" calcext:value-type="float">
            <text:p>0.008242</text:p>
          </table:table-cell>
          <table:table-cell office:value-type="float" office:value="0.038046" calcext:value-type="float">
            <text:p>0.038046</text:p>
          </table:table-cell>
          <table:table-cell office:value-type="float" office:value="0.262134" calcext:value-type="float">
            <text:p>0.262134</text:p>
          </table:table-cell>
          <table:table-cell office:value-type="float" office:value="2.203331" calcext:value-type="float">
            <text:p>2.203331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/>
          <table:table-cell office:value-type="string" calcext:value-type="string">
            <text:p>Precision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/>
          <table:table-cell office:value-type="string" calcext:value-type="string">
            <text:p>Speedup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2515337" calcext:value-type="float">
            <text:p>1.932515337</text:p>
          </table:table-cell>
          <table:table-cell office:value-type="float" office:value="1.928148148" calcext:value-type="float">
            <text:p>1.928148148</text:p>
          </table:table-cell>
          <table:table-cell office:value-type="float" office:value="1.672028342" calcext:value-type="float">
            <text:p>1.672028342</text:p>
          </table:table-cell>
          <table:table-cell office:value-type="float" office:value="1.925045382" calcext:value-type="float">
            <text:p>1.925045382</text:p>
          </table:table-cell>
          <table:table-cell office:value-type="float" office:value="1.959804834" calcext:value-type="float">
            <text:p>1.959804834</text:p>
          </table:table-cell>
          <table:table-cell office:value-type="float" office:value="1.994160364" calcext:value-type="float">
            <text:p>1.994160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68983957" calcext:value-type="float">
            <text:p>3.368983957</text:p>
          </table:table-cell>
          <table:table-cell office:value-type="float" office:value="3.818315172" calcext:value-type="float">
            <text:p>3.818315172</text:p>
          </table:table-cell>
          <table:table-cell office:value-type="float" office:value="2.792284937" calcext:value-type="float">
            <text:p>2.792284937</text:p>
          </table:table-cell>
          <table:table-cell office:value-type="float" office:value="3.484848093" calcext:value-type="float">
            <text:p>3.484848093</text:p>
          </table:table-cell>
          <table:table-cell office:value-type="float" office:value="3.717962366" calcext:value-type="float">
            <text:p>3.717962366</text:p>
          </table:table-cell>
          <table:table-cell office:value-type="float" office:value="3.970610168" calcext:value-type="float">
            <text:p>3.970610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96373057" calcext:value-type="float">
            <text:p>4.896373057</text:p>
          </table:table-cell>
          <table:table-cell office:value-type="float" office:value="4.029411765" calcext:value-type="float">
            <text:p>4.029411765</text:p>
          </table:table-cell>
          <table:table-cell office:value-type="float" office:value="5.729453228" calcext:value-type="float">
            <text:p>5.729453228</text:p>
          </table:table-cell>
          <table:table-cell office:value-type="float" office:value="5.704632414" calcext:value-type="float">
            <text:p>5.704632414</text:p>
          </table:table-cell>
          <table:table-cell office:value-type="float" office:value="6.93725294" calcext:value-type="float">
            <text:p>6.93725294</text:p>
          </table:table-cell>
          <table:table-cell office:value-type="float" office:value="7.818326523" calcext:value-type="float">
            <text:p>7.818326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54216867" calcext:value-type="float">
            <text:p>4.554216867</text:p>
          </table:table-cell>
          <table:table-cell office:value-type="float" office:value="12.36999321" calcext:value-type="float">
            <text:p>12.36999321</text:p>
          </table:table-cell>
          <table:table-cell office:value-type="float" office:value="9.982686567" calcext:value-type="float">
            <text:p>9.982686567</text:p>
          </table:table-cell>
          <table:table-cell office:value-type="float" office:value="10.04230253" calcext:value-type="float">
            <text:p>10.04230253</text:p>
          </table:table-cell>
          <table:table-cell office:value-type="float" office:value="13.20701469" calcext:value-type="float">
            <text:p>13.20701469</text:p>
          </table:table-cell>
          <table:table-cell office:value-type="float" office:value="15.4410643" calcext:value-type="float">
            <text:p>15.44106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304878049" calcext:value-type="float">
            <text:p>2.304878049</text:p>
          </table:table-cell>
          <table:table-cell office:value-type="float" office:value="18.1665005" calcext:value-type="float">
            <text:p>18.1665005</text:p>
          </table:table-cell>
          <table:table-cell office:value-type="float" office:value="14.2012861" calcext:value-type="float">
            <text:p>14.2012861</text:p>
          </table:table-cell>
          <table:table-cell office:value-type="float" office:value="21.23965726" calcext:value-type="float">
            <text:p>21.23965726</text:p>
          </table:table-cell>
          <table:table-cell office:value-type="float" office:value="25.66146322" calcext:value-type="float">
            <text:p>25.66146322</text:p>
          </table:table-cell>
          <table:table-cell office:value-type="float" office:value="29.87416008" calcext:value-type="float">
            <text:p>29.87416008</text:p>
          </table:table-cell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/>
          <table:table-cell office:value-type="string" calcext:value-type="string">
            <text:p>Efficiency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Number of Processes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000" calcext:value-type="float">
            <text:p>1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.00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9662576687" calcext:value-type="float">
            <text:p>0.966257669</text:p>
          </table:table-cell>
          <table:table-cell table:style-name="ce3" office:value-type="float" office:value="0.9640740741" calcext:value-type="float">
            <text:p>0.964074074</text:p>
          </table:table-cell>
          <table:table-cell table:style-name="ce3" office:value-type="float" office:value="0.8360141708" calcext:value-type="float">
            <text:p>0.836014171</text:p>
          </table:table-cell>
          <table:table-cell table:style-name="ce3" office:value-type="float" office:value="0.9625226908" calcext:value-type="float">
            <text:p>0.962522691</text:p>
          </table:table-cell>
          <table:table-cell table:style-name="ce3" office:value-type="float" office:value="0.9799024168" calcext:value-type="float">
            <text:p>0.979902417</text:p>
          </table:table-cell>
          <table:table-cell table:style-name="ce3" office:value-type="float" office:value="0.997080182" calcext:value-type="float">
            <text:p>0.997080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8422459893" calcext:value-type="float">
            <text:p>0.842245989</text:p>
          </table:table-cell>
          <table:table-cell table:style-name="ce3" office:value-type="float" office:value="0.954578793" calcext:value-type="float">
            <text:p>0.954578793</text:p>
          </table:table-cell>
          <table:table-cell table:style-name="ce3" office:value-type="float" office:value="0.6980712343" calcext:value-type="float">
            <text:p>0.698071234</text:p>
          </table:table-cell>
          <table:table-cell table:style-name="ce3" office:value-type="float" office:value="0.8712120232" calcext:value-type="float">
            <text:p>0.871212023</text:p>
          </table:table-cell>
          <table:table-cell table:style-name="ce3" office:value-type="float" office:value="0.9294905914" calcext:value-type="float">
            <text:p>0.929490591</text:p>
          </table:table-cell>
          <table:table-cell table:style-name="ce3" office:value-type="float" office:value="0.992652542" calcext:value-type="float">
            <text:p>0.992652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6120466321" calcext:value-type="float">
            <text:p>0.612046632</text:p>
          </table:table-cell>
          <table:table-cell table:style-name="ce3" office:value-type="float" office:value="0.5036764706" calcext:value-type="float">
            <text:p>0.503676471</text:p>
          </table:table-cell>
          <table:table-cell table:style-name="ce3" office:value-type="float" office:value="0.7161816535" calcext:value-type="float">
            <text:p>0.716181654</text:p>
          </table:table-cell>
          <table:table-cell table:style-name="ce3" office:value-type="float" office:value="0.7130790518" calcext:value-type="float">
            <text:p>0.713079052</text:p>
          </table:table-cell>
          <table:table-cell table:style-name="ce3" office:value-type="float" office:value="0.8671566176" calcext:value-type="float">
            <text:p>0.867156618</text:p>
          </table:table-cell>
          <table:table-cell table:style-name="ce3" office:value-type="float" office:value="0.9772908154" calcext:value-type="float">
            <text:p>0.9772908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2846385542" calcext:value-type="float">
            <text:p>0.284638554</text:p>
          </table:table-cell>
          <table:table-cell table:style-name="ce3" office:value-type="float" office:value="0.7731245757" calcext:value-type="float">
            <text:p>0.773124576</text:p>
          </table:table-cell>
          <table:table-cell table:style-name="ce3" office:value-type="float" office:value="0.6239179104" calcext:value-type="float">
            <text:p>0.623917910</text:p>
          </table:table-cell>
          <table:table-cell table:style-name="ce3" office:value-type="float" office:value="0.6276439081" calcext:value-type="float">
            <text:p>0.627643908</text:p>
          </table:table-cell>
          <table:table-cell table:style-name="ce3" office:value-type="float" office:value="0.8254384182" calcext:value-type="float">
            <text:p>0.825438418</text:p>
          </table:table-cell>
          <table:table-cell table:style-name="ce3" office:value-type="float" office:value="0.9650665186" calcext:value-type="float">
            <text:p>0.965066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0.07202743902" calcext:value-type="float">
            <text:p>0.072027439</text:p>
          </table:table-cell>
          <table:table-cell table:style-name="ce3" office:value-type="float" office:value="0.5677031406" calcext:value-type="float">
            <text:p>0.567703141</text:p>
          </table:table-cell>
          <table:table-cell table:style-name="ce3" office:value-type="float" office:value="0.4437901905" calcext:value-type="float">
            <text:p>0.443790191</text:p>
          </table:table-cell>
          <table:table-cell table:style-name="ce3" office:value-type="float" office:value="0.6637392893" calcext:value-type="float">
            <text:p>0.663739289</text:p>
          </table:table-cell>
          <table:table-cell table:style-name="ce3" office:value-type="float" office:value="0.8019207257" calcext:value-type="float">
            <text:p>0.801920726</text:p>
          </table:table-cell>
          <table:table-cell table:style-name="ce3" office:value-type="float" office:value="0.9335675025" calcext:value-type="float">
            <text:p>0.933567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 number:title="User-defined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6:06:28.601246903</meta:creation-date>
    <dc:date>2021-10-11T16:33:10.247089338</dc:date>
    <meta:editing-duration>PT16M30S</meta:editing-duration>
    <meta:editing-cycles>4</meta:editing-cycles>
    <meta:generator>LibreOffice/6.4.7.2$Linux_X86_64 LibreOffice_project/40$Build-2</meta:generator>
    <meta:document-statistic meta:table-count="1" meta:cell-count="20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0"/>
      <style:text-properties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237cm" svg:height="12.565cm" xlink:href=".." xlink:type="simple" chart:class="chart:bar" chart:style-name="ch1">
        <chart:title svg:x="0.748cm" svg:y="0.387cm" chart:style-name="ch2">
          <text:p>Number of Processes vs Time vs Number of Trapezoids (Log Scale)</text:p>
        </chart:title>
        <chart:legend chart:legend-position="end" svg:x="12.445cm" svg:y="4.738cm" style:legend-expansion="high" chart:style-name="ch3"/>
        <chart:plot-area chart:style-name="ch4" table:cell-range-address="Sheet1.A2:Sheet1.G8" chart:data-source-has-labels="both" svg:x="1.157cm" svg:y="1.484cm" svg:width="10.565cm" svg:height="9.745cm" dr3d:transform="matrix (0.996083322637554 0.0168859793616801 0.0867921543938619 -0.0164656303764772 0.999848990903203 -0.00555683418430045 -0.0868728805763702 0.00410598232381645 0.99621094328938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cm" svg:y="1.459cm" svg:width="8.315cm" svg:height="9.1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4.834cm" svg:y="11.48cm" chart:style-name="ch6">
              <text:p>Number of Processes</text:p>
            </chart:title>
            <chart:categories table:cell-range-address="Sheet1.A3:Sheet1.A8"/>
          </chart:axis>
          <chart:axis chart:dimension="y" chart:name="primary-y" chart:style-name="ch7">
            <chart:title svg:x="0.293cm" svg:y="6.995cm" chart:style-name="ch8">
              <text:p>Time (s)</text:p>
            </chart:title>
            <chart:grid chart:style-name="ch9" chart:class="major"/>
          </chart:axis>
          <chart:axis chart:dimension="z" chart:name="primary-z" chart:style-name="ch10">
            <chart:title svg:x="10.181cm" svg:y="10.572cm" chart:style-name="ch11">
              <text:p>Number of Trapezoids</text:p>
            </chart:title>
          </chart:axis>
          <chart:series chart:style-name="ch12" chart:values-cell-range-address="Sheet1.B3:Sheet1.B8" chart:label-cell-address="Sheet1.B2:Sheet1.B2" chart:class="chart:bar">
            <chart:data-point chart:repeated="6"/>
          </chart:series>
          <chart:series chart:style-name="ch13" chart:values-cell-range-address="Sheet1.C3:Sheet1.C8" chart:label-cell-address="Sheet1.C2:Sheet1.C2" chart:class="chart:bar">
            <chart:data-point chart:repeated="6"/>
          </chart:series>
          <chart:series chart:style-name="ch14" chart:values-cell-range-address="Sheet1.D3:Sheet1.D8" chart:label-cell-address="Sheet1.D2:Sheet1.D2" chart:class="chart:bar">
            <chart:data-point chart:repeated="6"/>
          </chart:series>
          <chart:series chart:style-name="ch15" chart:values-cell-range-address="Sheet1.E3:Sheet1.E8" chart:label-cell-address="Sheet1.E2:Sheet1.E2" chart:class="chart:bar">
            <chart:data-point chart:repeated="6"/>
          </chart:series>
          <chart:series chart:style-name="ch16" chart:values-cell-range-address="Sheet1.F3:Sheet1.F8" chart:label-cell-address="Sheet1.F2:Sheet1.F2" chart:class="chart:bar">
            <chart:data-point chart:repeated="6"/>
          </chart:series>
          <chart:series chart:style-name="ch17" chart:values-cell-range-address="Sheet1.G3:Sheet1.G8" chart:label-cell-address="Sheet1.G2:Sheet1.G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2:Sheet1.B2</svg:desc>
                </draw:g>
              </table:table-cell>
              <table:table-cell office:value-type="string">
                <text:p>1000000</text:p>
                <draw:g>
                  <svg:desc>Sheet1.C2:Sheet1.C2</svg:desc>
                </draw:g>
              </table:table-cell>
              <table:table-cell office:value-type="string">
                <text:p>10000000</text:p>
                <draw:g>
                  <svg:desc>Sheet1.D2:Sheet1.D2</svg:desc>
                </draw:g>
              </table:table-cell>
              <table:table-cell office:value-type="string">
                <text:p>100000000</text:p>
                <draw:g>
                  <svg:desc>Sheet1.E2:Sheet1.E2</svg:desc>
                </draw:g>
              </table:table-cell>
              <table:table-cell office:value-type="string">
                <text:p>1000000000</text:p>
                <draw:g>
                  <svg:desc>Sheet1.F2:Sheet1.F2</svg:desc>
                </draw:g>
              </table:table-cell>
              <table:table-cell office:value-type="string">
                <text:p>10000000000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0.00189">
                <text:p>0.00189</text:p>
                <draw:g>
                  <svg:desc>Sheet1.B3:Sheet1.B8</svg:desc>
                </draw:g>
              </table:table-cell>
              <table:table-cell office:value-type="float" office:value="0.018221">
                <text:p>0.018221</text:p>
                <draw:g>
                  <svg:desc>Sheet1.C3:Sheet1.C8</svg:desc>
                </draw:g>
              </table:table-cell>
              <table:table-cell office:value-type="float" office:value="0.117047">
                <text:p>0.117047</text:p>
                <draw:g>
                  <svg:desc>Sheet1.D3:Sheet1.D8</svg:desc>
                </draw:g>
              </table:table-cell>
              <table:table-cell office:value-type="float" office:value="0.808084">
                <text:p>0.808084</text:p>
                <draw:g>
                  <svg:desc>Sheet1.E3:Sheet1.E8</svg:desc>
                </draw:g>
              </table:table-cell>
              <table:table-cell office:value-type="float" office:value="6.726742">
                <text:p>6.726742</text:p>
                <draw:g>
                  <svg:desc>Sheet1.F3:Sheet1.F8</svg:desc>
                </draw:g>
              </table:table-cell>
              <table:table-cell office:value-type="float" office:value="65.822663">
                <text:p>65.822663</text:p>
                <draw:g>
                  <svg:desc>Sheet1.G3:Sheet1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978">
                <text:p>0.000978</text:p>
              </table:table-cell>
              <table:table-cell office:value-type="float" office:value="0.00945">
                <text:p>0.00945</text:p>
              </table:table-cell>
              <table:table-cell office:value-type="float" office:value="0.070003">
                <text:p>0.070003</text:p>
              </table:table-cell>
              <table:table-cell office:value-type="float" office:value="0.419774">
                <text:p>0.419774</text:p>
              </table:table-cell>
              <table:table-cell office:value-type="float" office:value="3.432353">
                <text:p>3.432353</text:p>
              </table:table-cell>
              <table:table-cell office:value-type="float" office:value="33.007708">
                <text:p>33.007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61">
                <text:p>0.000561</text:p>
              </table:table-cell>
              <table:table-cell office:value-type="float" office:value="0.004772">
                <text:p>0.004772</text:p>
              </table:table-cell>
              <table:table-cell office:value-type="float" office:value="0.041918">
                <text:p>0.041918</text:p>
              </table:table-cell>
              <table:table-cell office:value-type="float" office:value="0.231885">
                <text:p>0.231885</text:p>
              </table:table-cell>
              <table:table-cell office:value-type="float" office:value="1.809255">
                <text:p>1.809255</text:p>
              </table:table-cell>
              <table:table-cell office:value-type="float" office:value="16.577468">
                <text:p>16.5774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86">
                <text:p>0.000386</text:p>
              </table:table-cell>
              <table:table-cell office:value-type="float" office:value="0.004522">
                <text:p>0.004522</text:p>
              </table:table-cell>
              <table:table-cell office:value-type="float" office:value="0.020429">
                <text:p>0.020429</text:p>
              </table:table-cell>
              <table:table-cell office:value-type="float" office:value="0.141654">
                <text:p>0.141654</text:p>
              </table:table-cell>
              <table:table-cell office:value-type="float" office:value="0.969655">
                <text:p>0.969655</text:p>
              </table:table-cell>
              <table:table-cell office:value-type="float" office:value="8.419022">
                <text:p>8.4190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415">
                <text:p>0.000415</text:p>
              </table:table-cell>
              <table:table-cell office:value-type="float" office:value="0.001473">
                <text:p>0.001473</text:p>
              </table:table-cell>
              <table:table-cell office:value-type="float" office:value="0.011725">
                <text:p>0.011725</text:p>
              </table:table-cell>
              <table:table-cell office:value-type="float" office:value="0.080468">
                <text:p>0.080468</text:p>
              </table:table-cell>
              <table:table-cell office:value-type="float" office:value="0.509331">
                <text:p>0.509331</text:p>
              </table:table-cell>
              <table:table-cell office:value-type="float" office:value="4.262832">
                <text:p>4.2628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82">
                <text:p>0.00082</text:p>
              </table:table-cell>
              <table:table-cell office:value-type="float" office:value="0.001003">
                <text:p>0.001003</text:p>
              </table:table-cell>
              <table:table-cell office:value-type="float" office:value="0.008242">
                <text:p>0.008242</text:p>
              </table:table-cell>
              <table:table-cell office:value-type="float" office:value="0.038046">
                <text:p>0.038046</text:p>
              </table:table-cell>
              <table:table-cell office:value-type="float" office:value="0.262134">
                <text:p>0.262134</text:p>
              </table:table-cell>
              <table:table-cell office:value-type="float" office:value="2.203331">
                <text:p>2.203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145cm" svg:height="13.707cm" xlink:href=".." xlink:type="simple" chart:class="chart:bar" chart:style-name="ch1">
        <chart:title svg:x="0.332cm" svg:y="0.41cm" chart:style-name="ch2">
          <text:p>Number of Processes vs Speedup vs Number of Trapezoids (Log Scale)</text:p>
        </chart:title>
        <chart:legend chart:legend-position="end" svg:x="12.353cm" svg:y="5.309cm" style:legend-expansion="high" chart:style-name="ch3"/>
        <chart:plot-area chart:style-name="ch4" table:cell-range-address="Sheet1.A20:Sheet1.G26" chart:data-source-has-labels="both" svg:x="0.1cm" svg:y="0.998cm" svg:width="12.201cm" svg:height="12.054cm" dr3d:transform="matrix (0.666899428365424 -0.14230508202411 -0.731433124814553 0.297487596704514 0.950821604838429 0.0862519888434245 0.683188321221054 -0.275113684506215 0.67643638159443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cm" svg:y="1.197cm" svg:width="10.249cm" svg:height="11.2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6.475cm" svg:y="13.019cm" chart:style-name="ch6">
              <text:p>Number of Processes</text:p>
            </chart:title>
            <chart:categories table:cell-range-address="Sheet1.A21:Sheet1.A26"/>
          </chart:axis>
          <chart:axis chart:dimension="y" chart:name="primary-y" chart:style-name="ch7">
            <chart:title svg:x="0.148cm" svg:y="6.437cm" chart:style-name="ch8">
              <text:p>Time (s)</text:p>
            </chart:title>
            <chart:grid chart:style-name="ch9" chart:class="major"/>
          </chart:axis>
          <chart:axis chart:dimension="z" chart:name="primary-z" chart:style-name="ch10">
            <chart:title svg:x="0.044cm" svg:y="12.343cm" chart:style-name="ch6">
              <text:p>Number of Trapezoids</text:p>
            </chart:title>
          </chart:axis>
          <chart:series chart:style-name="ch11" chart:values-cell-range-address="Sheet1.B21:Sheet1.B26" chart:label-cell-address="Sheet1.B20:Sheet1.B20" chart:class="chart:bar">
            <chart:data-point chart:repeated="6"/>
          </chart:series>
          <chart:series chart:style-name="ch12" chart:values-cell-range-address="Sheet1.C21:Sheet1.C26" chart:label-cell-address="Sheet1.C20:Sheet1.C20" chart:class="chart:bar">
            <chart:data-point chart:repeated="6"/>
          </chart:series>
          <chart:series chart:style-name="ch13" chart:values-cell-range-address="Sheet1.D21:Sheet1.D26" chart:label-cell-address="Sheet1.D20:Sheet1.D20" chart:class="chart:bar">
            <chart:data-point chart:repeated="6"/>
          </chart:series>
          <chart:series chart:style-name="ch14" chart:values-cell-range-address="Sheet1.E21:Sheet1.E26" chart:label-cell-address="Sheet1.E20:Sheet1.E20" chart:class="chart:bar">
            <chart:data-point chart:repeated="6"/>
          </chart:series>
          <chart:series chart:style-name="ch15" chart:values-cell-range-address="Sheet1.F21:Sheet1.F26" chart:label-cell-address="Sheet1.F20:Sheet1.F20" chart:class="chart:bar">
            <chart:data-point chart:repeated="6"/>
          </chart:series>
          <chart:series chart:style-name="ch16" chart:values-cell-range-address="Sheet1.G21:Sheet1.G26" chart:label-cell-address="Sheet1.G20:Sheet1.G20" chart:class="chart:ba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20:Sheet1.B20</svg:desc>
                </draw:g>
              </table:table-cell>
              <table:table-cell office:value-type="string">
                <text:p>1000000</text:p>
                <draw:g>
                  <svg:desc>Sheet1.C20:Sheet1.C20</svg:desc>
                </draw:g>
              </table:table-cell>
              <table:table-cell office:value-type="string">
                <text:p>10000000</text:p>
                <draw:g>
                  <svg:desc>Sheet1.D20:Sheet1.D20</svg:desc>
                </draw:g>
              </table:table-cell>
              <table:table-cell office:value-type="string">
                <text:p>100000000</text:p>
                <draw:g>
                  <svg:desc>Sheet1.E20:Sheet1.E20</svg:desc>
                </draw:g>
              </table:table-cell>
              <table:table-cell office:value-type="string">
                <text:p>1000000000</text:p>
                <draw:g>
                  <svg:desc>Sheet1.F20:Sheet1.F20</svg:desc>
                </draw:g>
              </table:table-cell>
              <table:table-cell office:value-type="string">
                <text:p>10000000000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1:Sheet1.A26</svg:desc>
                </draw:g>
              </table:table-cell>
              <table:table-cell office:value-type="float" office:value="1">
                <text:p>1</text:p>
                <draw:g>
                  <svg:desc>Sheet1.B21:Sheet1.B26</svg:desc>
                </draw:g>
              </table:table-cell>
              <table:table-cell office:value-type="float" office:value="1">
                <text:p>1</text:p>
                <draw:g>
                  <svg:desc>Sheet1.C21:Sheet1.C26</svg:desc>
                </draw:g>
              </table:table-cell>
              <table:table-cell office:value-type="float" office:value="1">
                <text:p>1</text:p>
                <draw:g>
                  <svg:desc>Sheet1.D21:Sheet1.D26</svg:desc>
                </draw:g>
              </table:table-cell>
              <table:table-cell office:value-type="float" office:value="1">
                <text:p>1</text:p>
                <draw:g>
                  <svg:desc>Sheet1.E21:Sheet1.E26</svg:desc>
                </draw:g>
              </table:table-cell>
              <table:table-cell office:value-type="float" office:value="1">
                <text:p>1</text:p>
                <draw:g>
                  <svg:desc>Sheet1.F21:Sheet1.F26</svg:desc>
                </draw:g>
              </table:table-cell>
              <table:table-cell office:value-type="float" office:value="1">
                <text:p>1</text:p>
                <draw:g>
                  <svg:desc>Sheet1.G21:Sheet1.G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32515337">
                <text:p>1.932515337</text:p>
              </table:table-cell>
              <table:table-cell office:value-type="float" office:value="1.928148148">
                <text:p>1.928148148</text:p>
              </table:table-cell>
              <table:table-cell office:value-type="float" office:value="1.672028342">
                <text:p>1.672028342</text:p>
              </table:table-cell>
              <table:table-cell office:value-type="float" office:value="1.925045382">
                <text:p>1.925045382</text:p>
              </table:table-cell>
              <table:table-cell office:value-type="float" office:value="1.959804834">
                <text:p>1.959804834</text:p>
              </table:table-cell>
              <table:table-cell office:value-type="float" office:value="1.994160364">
                <text:p>1.9941603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68983957">
                <text:p>3.368983957</text:p>
              </table:table-cell>
              <table:table-cell office:value-type="float" office:value="3.818315172">
                <text:p>3.818315172</text:p>
              </table:table-cell>
              <table:table-cell office:value-type="float" office:value="2.792284937">
                <text:p>2.792284937</text:p>
              </table:table-cell>
              <table:table-cell office:value-type="float" office:value="3.484848093">
                <text:p>3.484848093</text:p>
              </table:table-cell>
              <table:table-cell office:value-type="float" office:value="3.717962366">
                <text:p>3.717962366</text:p>
              </table:table-cell>
              <table:table-cell office:value-type="float" office:value="3.970610168">
                <text:p>3.9706101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896373057">
                <text:p>4.896373057</text:p>
              </table:table-cell>
              <table:table-cell office:value-type="float" office:value="4.029411765">
                <text:p>4.029411765</text:p>
              </table:table-cell>
              <table:table-cell office:value-type="float" office:value="5.729453228">
                <text:p>5.729453228</text:p>
              </table:table-cell>
              <table:table-cell office:value-type="float" office:value="5.704632414">
                <text:p>5.704632414</text:p>
              </table:table-cell>
              <table:table-cell office:value-type="float" office:value="6.93725294">
                <text:p>6.93725294</text:p>
              </table:table-cell>
              <table:table-cell office:value-type="float" office:value="7.818326523">
                <text:p>7.8183265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554216867">
                <text:p>4.554216867</text:p>
              </table:table-cell>
              <table:table-cell office:value-type="float" office:value="12.36999321">
                <text:p>12.36999321</text:p>
              </table:table-cell>
              <table:table-cell office:value-type="float" office:value="9.982686567">
                <text:p>9.982686567</text:p>
              </table:table-cell>
              <table:table-cell office:value-type="float" office:value="10.04230253">
                <text:p>10.04230253</text:p>
              </table:table-cell>
              <table:table-cell office:value-type="float" office:value="13.20701469">
                <text:p>13.20701469</text:p>
              </table:table-cell>
              <table:table-cell office:value-type="float" office:value="15.4410643">
                <text:p>15.44106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04878049">
                <text:p>2.304878049</text:p>
              </table:table-cell>
              <table:table-cell office:value-type="float" office:value="18.1665005">
                <text:p>18.1665005</text:p>
              </table:table-cell>
              <table:table-cell office:value-type="float" office:value="14.2012861">
                <text:p>14.2012861</text:p>
              </table:table-cell>
              <table:table-cell office:value-type="float" office:value="21.23965726">
                <text:p>21.23965726</text:p>
              </table:table-cell>
              <table:table-cell office:value-type="float" office:value="25.66146322">
                <text:p>25.66146322</text:p>
              </table:table-cell>
              <table:table-cell office:value-type="float" office:value="29.87416008">
                <text:p>29.87416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0" number:title="User-defined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0"/>
      <style:text-properties fo:font-size="9pt" style:font-size-asian="9pt" style:font-size-complex="9pt"/>
    </style:style>
    <style:style style:name="ch12" style:family="chart" style:data-style-name="N13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3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3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3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3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199cm" svg:height="12.52cm" xlink:href=".." xlink:type="simple" chart:class="chart:bar" chart:style-name="ch1">
        <chart:title svg:x="1.445cm" svg:y="-0.044cm" chart:style-name="ch2">
          <text:p>Number of Processes vs Efficiency vs Nubmer of Trapezoids</text:p>
        </chart:title>
        <chart:legend chart:legend-position="end" svg:x="12.407cm" svg:y="4.716cm" style:legend-expansion="high" chart:style-name="ch3"/>
        <chart:plot-area chart:style-name="ch4" table:cell-range-address="Sheet1.A29:Sheet1.G35" chart:data-source-has-labels="both" svg:x="0.813cm" svg:y="1.183cm" svg:width="13.305cm" svg:height="10.741cm" dr3d:transform="matrix (0.999966591942351 0.00156104350230579 0.00802359909162997 -0.00313490025399197 0.97977552591275 0.200075213914146 -0.0075489999070617 -0.200093682972696 0.97974768723116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022cm" svg:y="1.165cm" svg:width="9.123cm" svg:height="10.1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86cm" svg:y="11.96cm" chart:style-name="ch6">
              <text:p>Number of Processes</text:p>
            </chart:title>
            <chart:categories table:cell-range-address="Sheet1.A30:Sheet1.A35"/>
          </chart:axis>
          <chart:axis chart:dimension="y" chart:name="primary-y" chart:style-name="ch7">
            <chart:title svg:x="0cm" svg:y="7.192cm" chart:style-name="ch8">
              <text:p>Time (s)</text:p>
            </chart:title>
            <chart:grid chart:style-name="ch9" chart:class="major"/>
          </chart:axis>
          <chart:axis chart:dimension="z" chart:name="primary-z" chart:style-name="ch10">
            <chart:title svg:x="11.635cm" svg:y="10.638cm" chart:style-name="ch11">
              <text:p>Number of Trapezoids</text:p>
            </chart:title>
          </chart:axis>
          <chart:series chart:style-name="ch12" chart:values-cell-range-address="Sheet1.B30:Sheet1.B35" chart:label-cell-address="Sheet1.B29:Sheet1.B29" chart:class="chart:bar">
            <chart:data-point chart:repeated="6"/>
          </chart:series>
          <chart:series chart:style-name="ch13" chart:values-cell-range-address="Sheet1.C30:Sheet1.C35" chart:label-cell-address="Sheet1.C29:Sheet1.C29" chart:class="chart:bar">
            <chart:data-point chart:repeated="6"/>
          </chart:series>
          <chart:series chart:style-name="ch14" chart:values-cell-range-address="Sheet1.D30:Sheet1.D35" chart:label-cell-address="Sheet1.D29:Sheet1.D29" chart:class="chart:bar">
            <chart:data-point chart:repeated="6"/>
          </chart:series>
          <chart:series chart:style-name="ch15" chart:values-cell-range-address="Sheet1.E30:Sheet1.E35" chart:label-cell-address="Sheet1.E29:Sheet1.E29" chart:class="chart:bar">
            <chart:data-point chart:repeated="6"/>
          </chart:series>
          <chart:series chart:style-name="ch16" chart:values-cell-range-address="Sheet1.F30:Sheet1.F35" chart:label-cell-address="Sheet1.F29:Sheet1.F29" chart:class="chart:bar">
            <chart:data-point chart:repeated="6"/>
          </chart:series>
          <chart:series chart:style-name="ch17" chart:values-cell-range-address="Sheet1.G30:Sheet1.G35" chart:label-cell-address="Sheet1.G29:Sheet1.G29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0</text:p>
                <draw:g>
                  <svg:desc>Sheet1.B29:Sheet1.B29</svg:desc>
                </draw:g>
              </table:table-cell>
              <table:table-cell office:value-type="string">
                <text:p>1000000</text:p>
                <draw:g>
                  <svg:desc>Sheet1.C29:Sheet1.C29</svg:desc>
                </draw:g>
              </table:table-cell>
              <table:table-cell office:value-type="string">
                <text:p>10000000</text:p>
                <draw:g>
                  <svg:desc>Sheet1.D29:Sheet1.D29</svg:desc>
                </draw:g>
              </table:table-cell>
              <table:table-cell office:value-type="string">
                <text:p>100000000</text:p>
                <draw:g>
                  <svg:desc>Sheet1.E29:Sheet1.E29</svg:desc>
                </draw:g>
              </table:table-cell>
              <table:table-cell office:value-type="string">
                <text:p>1000000000</text:p>
                <draw:g>
                  <svg:desc>Sheet1.F29:Sheet1.F29</svg:desc>
                </draw:g>
              </table:table-cell>
              <table:table-cell office:value-type="string">
                <text:p>10000000000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0:Sheet1.A35</svg:desc>
                </draw:g>
              </table:table-cell>
              <table:table-cell office:value-type="float" office:value="1">
                <text:p>1</text:p>
                <draw:g>
                  <svg:desc>Sheet1.B30:Sheet1.B35</svg:desc>
                </draw:g>
              </table:table-cell>
              <table:table-cell office:value-type="float" office:value="1">
                <text:p>1</text:p>
                <draw:g>
                  <svg:desc>Sheet1.C30:Sheet1.C35</svg:desc>
                </draw:g>
              </table:table-cell>
              <table:table-cell office:value-type="float" office:value="1">
                <text:p>1</text:p>
                <draw:g>
                  <svg:desc>Sheet1.D30:Sheet1.D35</svg:desc>
                </draw:g>
              </table:table-cell>
              <table:table-cell office:value-type="float" office:value="1">
                <text:p>1</text:p>
                <draw:g>
                  <svg:desc>Sheet1.E30:Sheet1.E35</svg:desc>
                </draw:g>
              </table:table-cell>
              <table:table-cell office:value-type="float" office:value="1">
                <text:p>1</text:p>
                <draw:g>
                  <svg:desc>Sheet1.F30:Sheet1.F35</svg:desc>
                </draw:g>
              </table:table-cell>
              <table:table-cell office:value-type="float" office:value="1">
                <text:p>1</text:p>
                <draw:g>
                  <svg:desc>Sheet1.G30:Sheet1.G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62576687">
                <text:p>0.9662576687</text:p>
              </table:table-cell>
              <table:table-cell office:value-type="float" office:value="0.9640740741">
                <text:p>0.9640740741</text:p>
              </table:table-cell>
              <table:table-cell office:value-type="float" office:value="0.8360141708">
                <text:p>0.8360141708</text:p>
              </table:table-cell>
              <table:table-cell office:value-type="float" office:value="0.9625226908">
                <text:p>0.9625226908</text:p>
              </table:table-cell>
              <table:table-cell office:value-type="float" office:value="0.9799024168">
                <text:p>0.9799024168</text:p>
              </table:table-cell>
              <table:table-cell office:value-type="float" office:value="0.997080182">
                <text:p>0.997080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422459893">
                <text:p>0.8422459893</text:p>
              </table:table-cell>
              <table:table-cell office:value-type="float" office:value="0.954578793">
                <text:p>0.954578793</text:p>
              </table:table-cell>
              <table:table-cell office:value-type="float" office:value="0.6980712343">
                <text:p>0.6980712343</text:p>
              </table:table-cell>
              <table:table-cell office:value-type="float" office:value="0.8712120232">
                <text:p>0.8712120232</text:p>
              </table:table-cell>
              <table:table-cell office:value-type="float" office:value="0.9294905914">
                <text:p>0.9294905914</text:p>
              </table:table-cell>
              <table:table-cell office:value-type="float" office:value="0.992652542">
                <text:p>0.9926525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20466321">
                <text:p>0.6120466321</text:p>
              </table:table-cell>
              <table:table-cell office:value-type="float" office:value="0.5036764706">
                <text:p>0.5036764706</text:p>
              </table:table-cell>
              <table:table-cell office:value-type="float" office:value="0.7161816535">
                <text:p>0.7161816535</text:p>
              </table:table-cell>
              <table:table-cell office:value-type="float" office:value="0.7130790518">
                <text:p>0.7130790518</text:p>
              </table:table-cell>
              <table:table-cell office:value-type="float" office:value="0.8671566176">
                <text:p>0.8671566176</text:p>
              </table:table-cell>
              <table:table-cell office:value-type="float" office:value="0.9772908154">
                <text:p>0.97729081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846385542">
                <text:p>0.2846385542</text:p>
              </table:table-cell>
              <table:table-cell office:value-type="float" office:value="0.7731245757">
                <text:p>0.7731245757</text:p>
              </table:table-cell>
              <table:table-cell office:value-type="float" office:value="0.6239179104">
                <text:p>0.6239179104</text:p>
              </table:table-cell>
              <table:table-cell office:value-type="float" office:value="0.6276439081">
                <text:p>0.6276439081</text:p>
              </table:table-cell>
              <table:table-cell office:value-type="float" office:value="0.8254384182">
                <text:p>0.8254384182</text:p>
              </table:table-cell>
              <table:table-cell office:value-type="float" office:value="0.9650665186">
                <text:p>0.96506651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7202743902">
                <text:p>0.07202743902</text:p>
              </table:table-cell>
              <table:table-cell office:value-type="float" office:value="0.5677031406">
                <text:p>0.5677031406</text:p>
              </table:table-cell>
              <table:table-cell office:value-type="float" office:value="0.4437901905">
                <text:p>0.4437901905</text:p>
              </table:table-cell>
              <table:table-cell office:value-type="float" office:value="0.6637392893">
                <text:p>0.6637392893</text:p>
              </table:table-cell>
              <table:table-cell office:value-type="float" office:value="0.8019207257">
                <text:p>0.8019207257</text:p>
              </table:table-cell>
              <table:table-cell office:value-type="float" office:value="0.9335675025">
                <text:p>0.93356750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